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61cm"/>
    </style:style>
    <style:style style:name="gr6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4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cm"/>
    </style:style>
    <style:style style:name="gr19" style:family="graphic" style:parent-style-name="standard">
      <style:graphic-properties draw:stroke="none" svg:stroke-color="#000000" draw:fill="none" draw:fill-color="#ffffff" fo:min-height="0.1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</style:style>
    <style:style style:name="co1" style:family="table-column">
      <style:table-column-properties style:column-width="2.816cm" style:use-optimal-column-width="false"/>
    </style:style>
    <style:style style:name="co2" style:family="table-column">
      <style:table-column-properties style:column-width="2.832cm" style:use-optimal-column-width="false"/>
    </style:style>
    <style:style style:name="ro1" style:family="table-row">
      <style:table-row-properties style:row-height="1.029cm"/>
    </style:style>
    <style:style style:name="ro2" style:family="table-row">
      <style:table-row-properties style:row-height="1.03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7pt" style:font-size-asian="17pt" style:font-size-complex="17pt"/>
    </style:style>
    <style:style style:name="ce3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7pt" style:font-size-asian="17pt" style:font-size-complex="17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3" draw:text-style-name="P2" draw:layer="layout" svg:width="1.361cm" svg:height="0.645cm" svg:x="7.151cm" svg:y="4.381cm">
            <draw:text-box>
              <text:p><text:span text:style-name="T1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1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3" draw:text-style-name="P2" draw:layer="layout" svg:width="1.361cm" svg:height="0.645cm" svg:x="8.853cm" svg:y="4.381cm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3" draw:text-style-name="P2" draw:layer="layout" svg:width="1.361cm" svg:height="0.645cm" svg:x="8.04cm" svg:y="6.921cm">
            <draw:text-box>
              <text:p><text:span text:style-name="T1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4" draw:text-style-name="P3" draw:layer="layout" svg:width="2.54cm" svg:height="1.27cm" draw:transform="rotate (1.57254165604689) translate (13.01cm 7.556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3" draw:text-style-name="P2" draw:layer="layout" svg:width="1.361cm" svg:height="0.645cm" draw:transform="rotate (1.57254165604689) translate (11.866cm 7.319cm)">
            <draw:text-box>
              <text:p><text:span text:style-name="T1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1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3" draw:text-style-name="P2" draw:layer="layout" svg:width="1.361cm" svg:height="0.645cm" draw:transform="rotate (1.57254165604689) translate (11.863cm 5.617cm)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3" draw:text-style-name="P2" draw:layer="layout" svg:width="1.361cm" svg:height="0.645cm" draw:transform="rotate (1.57254165604689) translate (14.405cm 6.425cm)">
            <draw:text-box>
              <text:p><text:span text:style-name="T1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1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5" draw:text-style-name="P2" draw:layer="layout" svg:width="1.361cm" svg:height="0.645cm" svg:x="2.198cm" svg:y="4.889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3" draw:text-style-name="P2" draw:layer="layout" svg:width="1.361cm" svg:height="0.645cm" svg:x="2.198cm" svg:y="6.667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1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3" draw:text-style-name="P2" draw:layer="layout" svg:width="1.361cm" svg:height="0.645cm" draw:transform="rotate (1.57254165604689) translate (4.372cm 5.413cm)">
            <draw:text-box>
              <text:p><text:span text:style-name="T1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3" draw:text-style-name="P2" draw:layer="layout" svg:width="1.361cm" svg:height="0.645cm" draw:transform="rotate (1.57254165604689) translate (4.372cm 7.267cm)">
            <draw:text-box>
              <text:p><text:span text:style-name="T1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4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6" draw:text-style-name="P1" draw:layer="layout" svg:x1="3.159cm" svg:y1="10.655cm" svg:x2="3.159cm" svg:y2="10.02cm">
            <text:p/>
          </draw:line>
          <draw:frame draw:style-name="gr7" draw:text-style-name="P4" draw:layer="layout" svg:width="1.112cm" svg:height="0.762cm" svg:x="1.946cm" svg:y="9.639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7" draw:text-style-name="P4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6" draw:text-style-name="P1" draw:layer="layout" svg:x1="12.373cm" svg:y1="12.128cm" svg:x2="12.373cm" svg:y2="11.493cm">
            <text:p/>
          </draw:line>
          <draw:frame draw:style-name="gr7" draw:text-style-name="P4" draw:layer="layout" svg:width="1.112cm" svg:height="0.762cm" svg:x="11.16cm" svg:y="11.112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7" draw:text-style-name="P4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4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.889cm" svg:y1="3.545cm" svg:x2="3.159cm" svg:y2="3.543cm">
          <text:p/>
        </draw:line>
        <draw:g>
          <draw:line draw:style-name="gr1" draw:text-style-name="P1" draw:layer="layout" svg:x1="4.048cm" svg:y1="3.543cm" svg:x2="6.08cm" svg:y2="3.543cm">
            <text:p/>
          </draw:line>
          <draw:frame draw:style-name="gr10" draw:text-style-name="P4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0" draw:text-style-name="P4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4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6" draw:text-style-name="P1" draw:layer="layout" svg:x1="13.446cm" svg:y1="16.243cm" svg:x2="13.446cm" svg:y2="15.608cm">
            <text:p/>
          </draw:line>
          <draw:frame draw:style-name="gr7" draw:text-style-name="P4" draw:layer="layout" svg:width="1.112cm" svg:height="0.762cm" svg:x="12.233cm" svg:y="15.227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7" draw:text-style-name="P4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6" draw:text-style-name="P1" draw:layer="layout" svg:x1="11.976cm" svg:y1="18.795cm" svg:x2="11.976cm" svg:y2="18.16cm">
            <text:p/>
          </draw:line>
          <draw:frame draw:style-name="gr7" draw:text-style-name="P4" draw:layer="layout" svg:width="1.112cm" svg:height="0.762cm" svg:x="10.763cm" svg:y="17.779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7" draw:text-style-name="P4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6" draw:text-style-name="P1" draw:layer="layout" svg:x1="36.122cm" svg:y1="8.623cm" svg:x2="36.122cm" svg:y2="7.988cm">
            <text:p/>
          </draw:line>
          <draw:frame draw:style-name="gr7" draw:text-style-name="P4" draw:layer="layout" svg:width="1.112cm" svg:height="0.762cm" svg:x="34.909cm" svg:y="7.607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7" draw:text-style-name="P4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9" draw:text-style-name="P1" draw:layer="layout" svg:x1="1.89cm" svg:y1="3.546cm" svg:x2="3.16cm" svg:y2="3.544cm">
          <text:p/>
        </draw:line>
        <draw:frame draw:style-name="gr10" draw:text-style-name="P4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1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3" draw:text-style-name="P2" draw:layer="layout" svg:width="1.361cm" svg:height="0.645cm" draw:transform="rotate (1.57254165604689) translate (6.08cm 6.429cm)">
            <draw:text-box>
              <text:p><text:span text:style-name="T1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1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3" draw:text-style-name="P2" draw:layer="layout" svg:width="1.361cm" svg:height="0.645cm" svg:x="13.558cm" svg:y="4.178cm">
            <draw:text-box>
              <text:p><text:span text:style-name="T1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11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3.302cm" svg:height="0.885cm" svg:x="13.954cm" svg:y="2.912cm">
          <draw:text-box>
            <text:p><text:span text:style-name="T4">connection dot</text:span></text:p>
          </draw:text-box>
        </draw:frame>
        <draw:line draw:style-name="gr1" draw:text-style-name="P1" draw:layer="layout" svg:x1="8.112cm" svg:y1="2.654cm" svg:x2="8.112cm" svg:y2="3.924cm">
          <text:p/>
        </draw:line>
        <draw:g>
          <draw:line draw:style-name="gr12" draw:text-style-name="P1" draw:layer="layout" svg:x1="19.658cm" svg:y1="3.416cm" svg:x2="19.023cm" svg:y2="3.416cm">
            <text:p/>
          </draw:line>
          <draw:line draw:style-name="gr12" draw:text-style-name="P1" draw:layer="layout" svg:x1="19.658cm" svg:y1="4.686cm" svg:x2="19.023cm" svg:y2="4.686cm">
            <text:p/>
          </draw:line>
          <draw:line draw:style-name="gr12" draw:text-style-name="P1" draw:layer="layout" svg:x1="19.023cm" svg:y1="3.416cm" svg:x2="19.023cm" svg:y2="4.686cm">
            <text:p/>
          </draw:line>
          <draw:line draw:style-name="gr9" draw:text-style-name="P1" draw:layer="layout" svg:x1="18.272cm" svg:y1="3.67cm" svg:x2="19.023cm" svg:y2="3.67cm">
            <text:p/>
          </draw:line>
          <draw:line draw:style-name="gr9" draw:text-style-name="P1" draw:layer="layout" svg:x1="18.272cm" svg:y1="4.432cm" svg:x2="19.023cm" svg:y2="4.43cm">
            <text:p/>
          </draw:line>
          <draw:circle draw:style-name="gr13" draw:text-style-name="P1" draw:layer="layout" svg:width="1.27cm" svg:height="1.27cm" svg:x="19.034cm" svg:y="3.416cm" draw:kind="arc" draw:start-angle="272.08" draw:end-angle="90.95">
            <text:p/>
          </draw:circle>
          <draw:line draw:style-name="gr9" draw:text-style-name="P1" draw:layer="layout" svg:x1="20.315cm" svg:y1="4.053cm" svg:x2="21.066cm" svg:y2="4.051cm">
            <text:p/>
          </draw:line>
        </draw:g>
        <draw:g>
          <draw:line draw:style-name="gr12" draw:text-style-name="P1" draw:layer="layout" svg:x1="19.669cm" svg:y1="5.321cm" svg:x2="18.653cm" svg:y2="5.321cm">
            <text:p/>
          </draw:line>
          <draw:line draw:style-name="gr12" draw:text-style-name="P1" draw:layer="layout" svg:x1="19.669cm" svg:y1="6.591cm" svg:x2="18.653cm" svg:y2="6.591cm">
            <text:p/>
          </draw:line>
          <draw:line draw:style-name="gr9" draw:text-style-name="P1" draw:layer="layout" svg:x1="18.272cm" svg:y1="5.575cm" svg:x2="19.161cm" svg:y2="5.575cm">
            <text:p/>
          </draw:line>
          <draw:line draw:style-name="gr9" draw:text-style-name="P1" draw:layer="layout" svg:x1="18.272cm" svg:y1="6.337cm" svg:x2="19.161cm" svg:y2="6.335cm">
            <text:p/>
          </draw:line>
          <draw:circle draw:style-name="gr13" draw:text-style-name="P1" draw:layer="layout" svg:width="1.27cm" svg:height="1.27cm" svg:x="19.034cm" svg:y="5.321cm" draw:kind="arc" draw:start-angle="272.08" draw:end-angle="90.95">
            <text:p/>
          </draw:circle>
          <draw:circle draw:style-name="gr13" draw:text-style-name="P1" draw:layer="layout" svg:width="1.27cm" svg:height="1.27cm" svg:x="18.018cm" svg:y="5.321cm" draw:kind="arc" draw:start-angle="272.08" draw:end-angle="90.95">
            <text:p/>
          </draw:circle>
          <draw:line draw:style-name="gr9" draw:text-style-name="P1" draw:layer="layout" svg:x1="20.315cm" svg:y1="5.958cm" svg:x2="21.066cm" svg:y2="5.956cm">
            <text:p/>
          </draw:line>
        </draw:g>
        <draw:g>
          <draw:line draw:style-name="gr12" draw:text-style-name="P1" draw:layer="layout" svg:x1="19.669cm" svg:y1="7.226cm" svg:x2="18.653cm" svg:y2="7.226cm">
            <text:p/>
          </draw:line>
          <draw:line draw:style-name="gr12" draw:text-style-name="P1" draw:layer="layout" svg:x1="19.669cm" svg:y1="8.496cm" svg:x2="18.653cm" svg:y2="8.496cm">
            <text:p/>
          </draw:line>
          <draw:line draw:style-name="gr9" draw:text-style-name="P1" draw:layer="layout" svg:x1="18.272cm" svg:y1="7.48cm" svg:x2="18.907cm" svg:y2="7.48cm">
            <text:p/>
          </draw:line>
          <draw:line draw:style-name="gr9" draw:text-style-name="P1" draw:layer="layout" svg:x1="18.272cm" svg:y1="8.242cm" svg:x2="18.907cm" svg:y2="8.242cm">
            <text:p/>
          </draw:line>
          <draw:circle draw:style-name="gr13" draw:text-style-name="P1" draw:layer="layout" svg:width="1.27cm" svg:height="1.27cm" svg:x="19.034cm" svg:y="7.226cm" draw:kind="arc" draw:start-angle="272.08" draw:end-angle="90.95">
            <text:p/>
          </draw:circle>
          <draw:circle draw:style-name="gr13" draw:text-style-name="P1" draw:layer="layout" svg:width="1.27cm" svg:height="1.27cm" svg:x="18.018cm" svg:y="7.226cm" draw:kind="arc" draw:start-angle="272.08" draw:end-angle="90.95">
            <text:p/>
          </draw:circle>
          <draw:ellipse draw:style-name="gr13" draw:text-style-name="P1" draw:layer="layout" svg:width="1.27cm" svg:height="1.016cm" svg:x="17.891cm" svg:y="7.353cm" draw:kind="arc" draw:start-angle="272.08" draw:end-angle="90.95">
            <text:p/>
          </draw:ellipse>
          <draw:line draw:style-name="gr9" draw:text-style-name="P1" draw:layer="layout" svg:x1="20.315cm" svg:y1="7.863cm" svg:x2="21.066cm" svg:y2="7.861cm">
            <text:p/>
          </draw:line>
        </draw:g>
        <draw:custom-shape draw:style-name="gr8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6.096cm" svg:height="0.885cm" svg:x="18.78cm" svg:y="9.135cm">
          <draw:text-box>
            <text:p><text:span text:style-name="T4">inversion bubble</text:span></text:p>
          </draw:text-box>
        </draw:frame>
        <draw:custom-shape draw:style-name="gr8" draw:text-style-name="P1" draw:layer="layout" svg:width="3.048cm" svg:height="3.048cm" svg:x="20.304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8" draw:text-style-name="P1" draw:layer="layout" svg:width="3.048cm" svg:height="3.048cm" svg:x="20.304cm" svg:y="17.1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696cm" svg:height="1.673cm" svg:x="20.835cm" svg:y="17.885cm">
              <draw:text-box>
                <text:p>hold</text:p>
                <text:p>[!Q]</text:p>
              </draw:text-box>
            </draw:frame>
          </draw:g>
          <draw:connector draw:style-name="gr15" draw:text-style-name="P1" draw:layer="layout" draw:type="curve" svg:x1="23.352cm" svg:y1="18.649cm" svg:x2="23.352cm" svg:y2="18.649cm" draw:start-shape="id1" draw:end-shape="id1" svg:d="M23352 18649z" svg:viewBox="0 0 1 1">
            <text:p/>
          </draw:connector>
          <draw:path draw:style-name="gr16" draw:text-style-name="P1" draw:layer="layout" svg:width="0.936cm" svg:height="1.083cm" draw:transform="skewX (-0.462512251778497) rotate (0.837932573882478) translate (22.1094612613673cm 17.8173885539916cm)" svg:viewBox="0 0 937 1084" svg:d="M0 1084c1539 2 718-1084 718-1084">
            <text:p/>
          </draw:path>
          <draw:frame draw:style-name="gr10" draw:text-style-name="P4" draw:layer="layout" svg:width="2.921cm" svg:height="0.885cm" svg:x="22.717cm" svg:y="16.494cm">
            <draw:text-box>
              <text:p><text:span text:style-name="T3">!X</text:span></text:p>
            </draw:text-box>
          </draw:frame>
        </draw:g>
        <draw:g>
          <draw:line draw:style-name="gr12" draw:text-style-name="P1" draw:layer="layout" svg:x1="19.034cm" svg:y1="12.302cm" svg:x2="19.796cm" svg:y2="13.064cm">
            <text:p/>
          </draw:line>
          <draw:line draw:style-name="gr12" draw:text-style-name="P1" draw:layer="layout" svg:x1="19.288cm" svg:y1="13.064cm" svg:x2="19.796cm" svg:y2="13.064cm">
            <text:p/>
          </draw:line>
          <draw:line draw:style-name="gr15" draw:text-style-name="P1" draw:layer="layout" svg:x1="19.288cm" svg:y1="13.064cm" svg:x2="19.923cm" svg:y2="13.826cm">
            <text:p/>
          </draw:line>
          <draw:frame draw:style-name="gr10" draw:text-style-name="P4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0" draw:text-style-name="P5" draw:layer="layout" svg:width="8.795cm" svg:height="0.885cm" svg:x="18.145cm" svg:y="10.782cm">
          <draw:text-box>
            <text:p><text:span text:style-name="T4">symbols for state tranisition diagrams</text:span></text:p>
          </draw:text-box>
        </draw:frame>
        <draw:g>
          <draw:custom-shape draw:style-name="gr4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6" draw:text-style-name="P1" draw:layer="layout" svg:x1="8.493cm" svg:y1="9.385cm" svg:x2="9.128cm" svg:y2="9.385cm">
            <text:p/>
          </draw:line>
          <draw:frame draw:style-name="gr7" draw:text-style-name="P4" draw:layer="layout" svg:width="1.1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7" draw:text-style-name="P4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3" draw:text-style-name="P2" draw:layer="layout" svg:width="1.361cm" svg:height="0.645cm" draw:transform="rotate (0.00174532925199433) translate (11.145cm 3.291cm)">
            <draw:text-box>
              <text:p><text:span text:style-name="T1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4" draw:text-style-name="P3" draw:layer="layout" svg:width="2.54cm" svg:height="1.27cm" svg:x="6.912cm" svg:y="5.524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3" draw:text-style-name="P4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3" draw:text-style-name="P4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3" draw:text-style-name="P4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3" draw:text-style-name="P4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12" draw:text-style-name="P1" draw:layer="layout" svg:x1="24.241cm" svg:y1="4.051cm" svg:x2="22.96cm" svg:y2="3.416cm">
            <text:p/>
          </draw:line>
          <draw:line draw:style-name="gr12" draw:text-style-name="P1" draw:layer="layout" svg:x1="24.241cm" svg:y1="4.051cm" svg:x2="22.96cm" svg:y2="4.686cm">
            <text:p/>
          </draw:line>
          <draw:line draw:style-name="gr12" draw:text-style-name="P1" draw:layer="layout" svg:x1="22.96cm" svg:y1="3.416cm" svg:x2="22.96cm" svg:y2="4.686cm">
            <text:p/>
          </draw:line>
          <draw:line draw:style-name="gr9" draw:text-style-name="P1" draw:layer="layout" svg:x1="22.22cm" svg:y1="4.053cm" svg:x2="22.971cm" svg:y2="4.051cm">
            <text:p/>
          </draw:line>
          <draw:line draw:style-name="gr9" draw:text-style-name="P1" draw:layer="layout" svg:x1="24.252cm" svg:y1="4.053cm" svg:x2="25.003cm" svg:y2="4.051cm">
            <text:p/>
          </draw:line>
          <draw:custom-shape draw:style-name="gr8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layout" svg:x1="1.889cm" svg:y1="4.178cm" svg:x2="3.159cm" svg:y2="4.176cm">
          <text:p/>
        </draw:line>
        <draw:line draw:style-name="gr9" draw:text-style-name="P1" draw:layer="layout" svg:x1="6.588cm" svg:y1="3.794cm" svg:x2="6.588cm" svg:y2="2.908cm">
          <text:p/>
        </draw:line>
        <draw:line draw:style-name="gr1" draw:text-style-name="P1" draw:layer="layout" svg:x1="7.35cm" svg:y1="4.051cm" svg:x2="7.35cm" svg:y2="2.781cm">
          <text:p/>
        </draw:line>
        <draw:g>
          <draw:custom-shape draw:style-name="gr4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6" draw:text-style-name="P1" draw:layer="layout" svg:x1="8.69cm" svg:y1="14.084cm" svg:x2="8.69cm" svg:y2="13.449cm">
            <text:p/>
          </draw:line>
          <draw:frame draw:style-name="gr7" draw:text-style-name="P4" draw:layer="layout" svg:width="1.112cm" svg:height="0.762cm" svg:x="7.477cm" svg:y="13.068cm">
            <draw:text-box>
              <text:p><text:span text:style-name="T3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7" draw:text-style-name="P4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6" draw:text-style-name="P1" draw:layer="layout" svg:x1="3.413cm" svg:y1="13.011cm" svg:x2="4.048cm" svg:y2="13.011cm">
            <text:p/>
          </draw:line>
          <draw:frame draw:style-name="gr7" draw:text-style-name="P4" draw:layer="layout" svg:width="1.1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7" draw:text-style-name="P4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12" draw:text-style-name="P1" draw:layer="layout" svg:x1="24.368cm" svg:y1="5.956cm" svg:x2="24.368cm" svg:y2="6.464cm">
            <text:p/>
          </draw:line>
          <draw:line draw:style-name="gr12" draw:text-style-name="P1" draw:layer="layout" svg:x1="23.86cm" svg:y1="6.464cm" svg:x2="24.876cm" svg:y2="6.464cm">
            <text:p/>
          </draw:line>
          <draw:line draw:style-name="gr12" draw:text-style-name="P1" draw:layer="layout" svg:x1="24.368cm" svg:y1="6.972cm" svg:x2="24.876cm" svg:y2="6.464cm">
            <text:p/>
          </draw:line>
          <draw:line draw:style-name="gr12" draw:text-style-name="P1" draw:layer="layout" svg:x1="23.86cm" svg:y1="6.464cm" svg:x2="24.368cm" svg:y2="6.972cm">
            <text:p/>
          </draw:line>
        </draw:g>
        <draw:g>
          <draw:line draw:style-name="gr1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3" draw:text-style-name="P2" draw:layer="layout" svg:width="1.361cm" svg:height="0.645cm" svg:x="8.923cm" svg:y="3.278cm">
            <draw:text-box>
              <text:p><text:span text:style-name="T1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1" draw:text-style-name="P1" draw:layer="layout" svg:x1="4.048cm" svg:y1="2.044cm" svg:x2="6.08cm" svg:y2="2.044cm">
          <text:p/>
        </draw:line>
        <draw:line draw:style-name="gr1" draw:text-style-name="P1" draw:layer="layout" svg:x1="4.048cm" svg:y1="2.044cm" svg:x2="6.08cm" svg:y2="2.044cm">
          <text:p/>
        </draw:line>
      </draw:page>
      <draw:page draw:name="page2" draw:style-name="dp1" draw:master-page-name="Default">
        <draw:g>
          <draw:g>
            <draw:custom-shape draw:style-name="gr4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6" draw:text-style-name="P1" draw:layer="layout" svg:x1="8.649cm" svg:y1="7.096cm" svg:x2="8.649cm" svg:y2="6.461cm">
              <text:p/>
            </draw:line>
            <draw:frame draw:style-name="gr7" draw:text-style-name="P4" draw:layer="layout" svg:width="1.112cm" svg:height="0.762cm" svg:x="7.436cm" svg:y="6.08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7" draw:text-style-name="P4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3" draw:text-style-name="P2" draw:layer="layout" svg:width="1.361cm" svg:height="0.645cm" draw:transform="rotate (1.57254165604689) translate (11.578cm 5.469cm)">
            <draw:text-box>
              <text:p><text:span text:style-name="T1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1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3" draw:text-style-name="P2" draw:layer="layout" svg:width="1.361cm" svg:height="0.645cm" draw:transform="rotate (1.57254165604689) translate (7.641cm 5.445cm)">
            <draw:text-box>
              <text:p><text:span text:style-name="T1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11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9" draw:text-style-name="P1" draw:layer="layout" svg:x1="4.963cm" svg:y1="3.829cm" svg:x2="10.805cm" svg:y2="3.829cm">
            <text:p/>
          </draw:line>
          <draw:line draw:style-name="gr1" draw:text-style-name="P1" draw:layer="layout" svg:x1="4.963cm" svg:y1="3.829cm" svg:x2="4.965cm" svg:y2="4.737cm">
            <text:p/>
          </draw:line>
          <draw:frame draw:style-name="gr10" draw:text-style-name="P4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10" draw:text-style-name="P4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1" draw:text-style-name="P1" draw:layer="layout" svg:x1="1.915cm" svg:y1="5.861cm" svg:x2="3.566cm" svg:y2="5.861cm">
            <text:p/>
          </draw:line>
          <draw:frame draw:style-name="gr10" draw:text-style-name="P4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1" draw:text-style-name="P1" draw:layer="layout" svg:x1="15.268cm" svg:y1="6.117cm" svg:x2="16.774cm" svg:y2="6.117cm">
            <text:p/>
          </draw:line>
          <draw:frame draw:style-name="gr10" draw:text-style-name="P4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0" draw:text-style-name="P5" draw:layer="layout" svg:width="5.969cm" svg:height="0.885cm" svg:x="2.27cm" svg:y="1.893cm">
          <draw:text-box>
            <text:p><text:span text:style-name="T4">generic FSM block diagram</text:span></text:p>
          </draw:text-box>
        </draw:frame>
        <draw:g>
          <draw:g>
            <draw:custom-shape draw:style-name="gr4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6" draw:text-style-name="P1" draw:layer="layout" svg:x1="9.95cm" svg:y1="13.297cm" svg:x2="9.95cm" svg:y2="12.662cm">
              <text:p/>
            </draw:line>
            <draw:frame draw:style-name="gr7" draw:text-style-name="P4" draw:layer="layout" svg:width="1.112cm" svg:height="0.762cm" svg:x="8.737cm" svg:y="12.281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7" draw:text-style-name="P4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3" draw:text-style-name="P2" draw:layer="layout" svg:width="1.361cm" svg:height="0.645cm" draw:transform="rotate (1.57254165604689) translate (12.879cm 11.67cm)">
            <draw:text-box>
              <text:p><text:span text:style-name="T1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1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3" draw:text-style-name="P2" draw:layer="layout" svg:width="1.361cm" svg:height="0.645cm" draw:transform="rotate (1.57254165604689) translate (8.942cm 11.646cm)">
            <draw:text-box>
              <text:p><text:span text:style-name="T1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11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9" draw:text-style-name="P1" draw:layer="layout" svg:x1="6.264cm" svg:y1="10.03cm" svg:x2="12.106cm" svg:y2="10.03cm">
            <text:p/>
          </draw:line>
          <draw:line draw:style-name="gr1" draw:text-style-name="P1" draw:layer="layout" svg:x1="6.264cm" svg:y1="10.03cm" svg:x2="6.266cm" svg:y2="10.938cm">
            <text:p/>
          </draw:line>
          <draw:frame draw:style-name="gr10" draw:text-style-name="P4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10" draw:text-style-name="P4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1" draw:text-style-name="P1" draw:layer="layout" svg:x1="2.216cm" svg:y1="12.062cm" svg:x2="3.867cm" svg:y2="12.062cm">
            <text:p/>
          </draw:line>
          <draw:frame draw:style-name="gr10" draw:text-style-name="P4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1" draw:text-style-name="P1" draw:layer="layout" svg:x1="17.369cm" svg:y1="12.318cm" svg:x2="18.875cm" svg:y2="12.318cm">
            <text:p/>
          </draw:line>
          <draw:frame draw:style-name="gr10" draw:text-style-name="P4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0" draw:text-style-name="P5" draw:layer="layout" svg:width="9.27cm" svg:height="0.885cm" svg:x="2.271cm" svg:y="8.794cm">
          <draw:text-box>
            <text:p><text:span text:style-name="T4">generic counter or clock divider block diagram</text:span></text:p>
          </draw:text-box>
        </draw:frame>
        <draw:frame draw:style-name="gr10" draw:text-style-name="P5" draw:layer="layout" svg:width="9.27cm" svg:height="0.885cm" svg:x="1.344cm" svg:y="15.351cm">
          <draw:text-box>
            <text:p><text:span text:style-name="T4">synchronizer</text:span></text:p>
          </draw:text-box>
        </draw:frame>
        <draw:frame draw:style-name="gr10" draw:text-style-name="P5" draw:layer="layout" svg:width="9.27cm" svg:height="0.885cm" svg:x="11.644cm" svg:y="14.351cm">
          <draw:text-box>
            <text:p><text:span text:style-name="T4">edge detector</text:span></text:p>
          </draw:text-box>
        </draw:frame>
        <draw:g>
          <draw:g>
            <draw:custom-shape draw:style-name="gr4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6" draw:text-style-name="P1" draw:layer="layout" svg:x1="3.721cm" svg:y1="18.899cm" svg:x2="3.721cm" svg:y2="18.264cm">
              <text:p/>
            </draw:line>
            <draw:frame draw:style-name="gr7" draw:text-style-name="P4" draw:layer="layout" svg:width="1.112cm" svg:height="0.762cm" svg:x="2.508cm" svg:y="17.883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7" draw:text-style-name="P4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6" draw:text-style-name="P1" draw:layer="layout" svg:x1="6.922cm" svg:y1="18.899cm" svg:x2="6.922cm" svg:y2="18.264cm">
              <text:p/>
            </draw:line>
            <draw:frame draw:style-name="gr7" draw:text-style-name="P4" draw:layer="layout" svg:width="1.112cm" svg:height="0.762cm" svg:x="5.709cm" svg:y="17.883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7" draw:text-style-name="P4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.816cm" svg:y1="17.121cm" svg:x2="3.848cm" svg:y2="17.121cm">
            <text:p/>
          </draw:line>
          <draw:line draw:style-name="gr1" draw:text-style-name="P1" draw:layer="layout" svg:x1="5.118cm" svg:y1="17.121cm" svg:x2="7.15cm" svg:y2="17.121cm">
            <text:p/>
          </draw:line>
          <draw:line draw:style-name="gr1" draw:text-style-name="P1" draw:layer="layout" svg:x1="8.293cm" svg:y1="17.121cm" svg:x2="10.325cm" svg:y2="17.121cm">
            <text:p/>
          </draw:line>
          <draw:frame draw:style-name="gr10" draw:text-style-name="P4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0" draw:text-style-name="P4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0" draw:text-style-name="P4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4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6" draw:text-style-name="P1" draw:layer="layout" svg:x1="14.021cm" svg:y1="18.899cm" svg:x2="14.021cm" svg:y2="18.264cm">
              <text:p/>
            </draw:line>
            <draw:frame draw:style-name="gr7" draw:text-style-name="P4" draw:layer="layout" svg:width="1.1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7" draw:text-style-name="P4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6" draw:text-style-name="P1" draw:layer="layout" svg:x1="17.222cm" svg:y1="18.899cm" svg:x2="17.222cm" svg:y2="18.264cm">
              <text:p/>
            </draw:line>
            <draw:frame draw:style-name="gr7" draw:text-style-name="P4" draw:layer="layout" svg:width="1.1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7" draw:text-style-name="P4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2.116cm" svg:y1="17.121cm" svg:x2="14.148cm" svg:y2="17.121cm">
            <text:p/>
          </draw:line>
          <draw:line draw:style-name="gr1" draw:text-style-name="P1" draw:layer="layout" svg:x1="15.418cm" svg:y1="17.121cm" svg:x2="17.45cm" svg:y2="17.121cm">
            <text:p/>
          </draw:line>
          <draw:line draw:style-name="gr1" draw:text-style-name="P1" draw:layer="layout" svg:x1="18.593cm" svg:y1="17.121cm" svg:x2="20.625cm" svg:y2="17.121cm">
            <text:p/>
          </draw:line>
          <draw:custom-shape draw:style-name="gr4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6.172cm" svg:y1="15.732cm" svg:x2="20.625cm" svg:y2="15.721cm">
            <text:p/>
          </draw:line>
          <draw:line draw:style-name="gr9" draw:text-style-name="P1" draw:layer="layout" svg:x1="16.172cm" svg:y1="17.129cm" svg:x2="16.172cm" svg:y2="15.732cm">
            <text:p/>
          </draw:line>
          <draw:custom-shape draw:style-name="gr11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4.057cm" svg:y1="15.732cm" svg:x2="26.089cm" svg:y2="15.732cm">
            <text:p/>
          </draw:line>
          <draw:frame draw:style-name="gr10" draw:text-style-name="P4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0" draw:text-style-name="P4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0" draw:text-style-name="P4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0" draw:text-style-name="P4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3" draw:style-name="dp1" draw:master-page-name="Default">
        <draw:g>
          <draw:g xml:id="id2" draw:id="id2">
            <draw:custom-shape draw:style-name="gr8" draw:text-style-name="P1" draw:layer="layout" svg:width="3.048cm" svg:height="3.048cm" svg:x="22.807cm" svg:y="2.6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836cm" svg:height="1.604cm" svg:x="23.338cm" svg:y="3.411cm">
              <draw:text-box>
                <text:p>eidle</text:p>
              </draw:text-box>
            </draw:frame>
          </draw:g>
          <draw:connector draw:style-name="gr15" draw:text-style-name="P1" draw:layer="layout" draw:type="curve" svg:x1="25.855cm" svg:y1="4.175cm" svg:x2="25.855cm" svg:y2="4.175cm" draw:start-shape="id2" draw:end-shape="id2" svg:d="M25855 4175z" svg:viewBox="0 0 1 1">
            <text:p/>
          </draw:connector>
          <draw:path draw:style-name="gr16" draw:text-style-name="P1" draw:layer="layout" svg:width="0.936cm" svg:height="1.083cm" draw:transform="skewX (-0.462512251778497) rotate (0.837932573882478) translate (24.6124612613673cm 3.3433885539916cm)" svg:viewBox="0 0 937 1084" svg:d="M0 1084c1539 2 718-1084 718-1084">
            <text:p/>
          </draw:path>
          <draw:frame draw:style-name="gr10" draw:text-style-name="P4" draw:layer="layout" svg:width="2.921cm" svg:height="0.885cm" svg:x="25.22cm" svg:y="2.02cm">
            <draw:text-box>
              <text:p><text:span text:style-name="T3">!data_ready</text:span></text:p>
            </draw:text-box>
          </draw:frame>
        </draw:g>
        <draw:g>
          <draw:g xml:id="id3" draw:id="id3">
            <draw:custom-shape draw:style-name="gr8" draw:text-style-name="P1" draw:layer="layout" svg:width="3.048cm" svg:height="3.048cm" svg:x="8.075cm" svg:y="12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874cm" svg:height="1.604cm" svg:x="8.606cm" svg:y="13.19cm">
              <draw:text-box>
                <text:p>mul2</text:p>
              </draw:text-box>
            </draw:frame>
          </draw:g>
          <draw:connector draw:style-name="gr15" draw:text-style-name="P1" draw:layer="layout" draw:type="curve" svg:x1="11.123cm" svg:y1="13.954cm" svg:x2="11.123cm" svg:y2="13.954cm" draw:start-shape="id3" draw:end-shape="id3" svg:d="M11123 13954z" svg:viewBox="0 0 1 1">
            <text:p/>
          </draw:connector>
        </draw:g>
        <draw:g>
          <draw:g xml:id="id4" draw:id="id4">
            <draw:custom-shape draw:style-name="gr8" draw:text-style-name="P1" draw:layer="layout" svg:width="3.048cm" svg:height="3.048cm" svg:x="21.447cm" svg:y="12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662cm" svg:height="1.604cm" svg:x="21.978cm" svg:y="13.19cm">
              <draw:text-box>
                <text:p>mull</text:p>
              </draw:text-box>
            </draw:frame>
          </draw:g>
          <draw:connector draw:style-name="gr15" draw:text-style-name="P1" draw:layer="layout" draw:type="curve" svg:x1="24.495cm" svg:y1="13.954cm" svg:x2="24.495cm" svg:y2="13.954cm" draw:start-shape="id4" draw:end-shape="id4" svg:d="M24495 13954z" svg:viewBox="0 0 1 1">
            <text:p/>
          </draw:connector>
        </draw:g>
        <draw:g>
          <draw:g xml:id="id5" draw:id="id5">
            <draw:custom-shape draw:style-name="gr8" draw:text-style-name="P1" draw:layer="layout" svg:width="3.048cm" svg:height="3.048cm" svg:x="8.202cm" svg:y="7.7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734cm" svg:height="1.604cm" svg:x="8.733cm" svg:y="8.487cm">
              <draw:text-box>
                <text:p>zero</text:p>
              </draw:text-box>
            </draw:frame>
          </draw:g>
          <draw:connector draw:style-name="gr15" draw:text-style-name="P1" draw:layer="layout" draw:type="curve" svg:x1="11.25cm" svg:y1="9.251cm" svg:x2="11.25cm" svg:y2="9.251cm" draw:start-shape="id5" draw:end-shape="id5" svg:d="M11250 9251z" svg:viewBox="0 0 1 1">
            <text:p/>
          </draw:connector>
        </draw:g>
        <draw:g xml:id="id15" draw:id="id15">
          <draw:g xml:id="id6" draw:id="id6">
            <draw:custom-shape draw:style-name="gr8" draw:text-style-name="P1" draw:layer="layout" svg:width="3.048cm" svg:height="3.048cm" svg:x="8.456cm" svg:y="17.2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522cm" svg:height="1.604cm" svg:x="8.987cm" svg:y="18.012cm">
              <draw:text-box>
                <text:p>sub</text:p>
              </draw:text-box>
            </draw:frame>
          </draw:g>
          <draw:connector draw:style-name="gr15" draw:text-style-name="P1" draw:layer="layout" draw:type="curve" svg:x1="11.504cm" svg:y1="18.776cm" svg:x2="11.504cm" svg:y2="18.776cm" draw:start-shape="id6" draw:end-shape="id6" svg:d="M11504 18776z" svg:viewBox="0 0 1 1">
            <text:p/>
          </draw:connector>
        </draw:g>
        <draw:g>
          <draw:g xml:id="id7" draw:id="id7">
            <draw:custom-shape draw:style-name="gr8" draw:text-style-name="P1" draw:layer="layout" svg:width="3.048cm" svg:height="3.048cm" svg:x="15.187cm" svg:y="12.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556cm" svg:height="1.604cm" svg:x="15.718cm" svg:y="13.44cm">
              <draw:text-box>
                <text:p>add</text:p>
              </draw:text-box>
            </draw:frame>
          </draw:g>
          <draw:connector draw:style-name="gr15" draw:text-style-name="P1" draw:layer="layout" draw:type="curve" svg:x1="18.235cm" svg:y1="14.204cm" svg:x2="18.235cm" svg:y2="14.204cm" draw:start-shape="id7" draw:end-shape="id7" svg:d="M18235 14204z" svg:viewBox="0 0 1 1">
            <text:p/>
          </draw:connector>
        </draw:g>
        <draw:g>
          <draw:g xml:id="id8" draw:id="id8">
            <draw:custom-shape draw:style-name="gr8" draw:text-style-name="P1" draw:layer="layout" svg:width="3.048cm" svg:height="3.048cm" svg:x="21.38cm" svg:y="7.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912cm" svg:height="1.604cm" svg:x="21.911cm" svg:y="8.11cm">
              <draw:text-box>
                <text:p>sort2</text:p>
              </draw:text-box>
            </draw:frame>
          </draw:g>
          <draw:connector draw:style-name="gr15" draw:text-style-name="P1" draw:layer="layout" draw:type="curve" svg:x1="24.428cm" svg:y1="8.874cm" svg:x2="24.428cm" svg:y2="8.874cm" draw:start-shape="id8" draw:end-shape="id8" svg:d="M24428 8874z" svg:viewBox="0 0 1 1">
            <text:p/>
          </draw:connector>
        </draw:g>
        <draw:g>
          <draw:g xml:id="id9" draw:id="id9">
            <draw:custom-shape draw:style-name="gr8" draw:text-style-name="P1" draw:layer="layout" svg:width="3.048cm" svg:height="3.048cm" svg:x="15.314cm" svg:y="2.3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912cm" svg:height="1.604cm" svg:x="15.845cm" svg:y="3.153cm">
              <draw:text-box>
                <text:p>store</text:p>
              </draw:text-box>
            </draw:frame>
          </draw:g>
          <draw:connector draw:style-name="gr15" draw:text-style-name="P1" draw:layer="layout" draw:type="curve" svg:x1="18.362cm" svg:y1="3.917cm" svg:x2="18.362cm" svg:y2="3.917cm" draw:start-shape="id9" draw:end-shape="id9" svg:d="M18362 3917z" svg:viewBox="0 0 1 1">
            <text:p/>
          </draw:connector>
        </draw:g>
        <draw:g>
          <draw:g xml:id="id10" draw:id="id10">
            <draw:custom-shape draw:style-name="gr8" draw:text-style-name="P1" draw:layer="layout" svg:width="3.048cm" svg:height="3.048cm" svg:x="8.329cm" svg:y="2.2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484cm" svg:height="1.604cm" svg:x="8.86cm" svg:y="3.026cm">
              <draw:text-box>
                <text:p>idle</text:p>
              </draw:text-box>
            </draw:frame>
          </draw:g>
          <draw:connector draw:style-name="gr15" draw:text-style-name="P1" draw:layer="layout" draw:type="curve" svg:x1="11.377cm" svg:y1="3.79cm" svg:x2="11.377cm" svg:y2="3.79cm" draw:start-shape="id10" draw:end-shape="id10" svg:d="M11377 3790z" svg:viewBox="0 0 1 1">
            <text:p/>
          </draw:connector>
          <draw:path draw:style-name="gr16" draw:text-style-name="P1" draw:layer="layout" svg:width="0.936cm" svg:height="1.083cm" draw:transform="skewX (-0.462512251778497) rotate (0.837932573882477) translate (10.1344612613673cm 2.9583885539916cm)" svg:viewBox="0 0 937 1084" svg:d="M0 1084c1539 2 718-1084 718-1084">
            <text:p/>
          </draw:path>
          <draw:frame draw:style-name="gr10" draw:text-style-name="P4" draw:layer="layout" svg:width="2.921cm" svg:height="0.885cm" svg:x="10.742cm" svg:y="1.635cm">
            <draw:text-box>
              <text:p><text:span text:style-name="T3">!data_ready</text:span></text:p>
            </draw:text-box>
          </draw:frame>
        </draw:g>
        <draw:g>
          <draw:g xml:id="id11" draw:id="id11">
            <draw:custom-shape draw:style-name="gr8" draw:text-style-name="P1" draw:layer="layout" svg:width="3.048cm" svg:height="3.048cm" svg:x="15.187cm" svg:y="7.8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912cm" svg:height="1.604cm" svg:x="15.718cm" svg:y="8.614cm">
              <draw:text-box>
                <text:p>sort1</text:p>
              </draw:text-box>
            </draw:frame>
          </draw:g>
          <draw:connector draw:style-name="gr15" draw:text-style-name="P1" draw:layer="layout" draw:type="curve" svg:x1="18.235cm" svg:y1="9.378cm" svg:x2="18.235cm" svg:y2="9.378cm" draw:start-shape="id11" draw:end-shape="id11" svg:d="M18235 9378z" svg:viewBox="0 0 1 1">
            <text:p/>
          </draw:connector>
        </draw:g>
        <draw:line draw:style-name="gr15" draw:text-style-name="P1" draw:layer="layout" svg:x1="18.362cm" svg:y1="3.675cm" svg:x2="22.807cm" svg:y2="3.675cm">
          <text:p/>
        </draw:line>
        <draw:frame draw:style-name="gr18" draw:text-style-name="P4" draw:layer="layout" svg:width="2.75cm" svg:height="0.734cm" svg:x="19.727cm" svg:y="2.914cm">
          <draw:text-box>
            <text:p><text:span text:style-name="T3">!data_ready</text:span></text:p>
          </draw:text-box>
        </draw:frame>
        <draw:line draw:style-name="gr15" draw:text-style-name="P1" draw:layer="layout" svg:x1="22.934cm" svg:y1="4.81cm" svg:x2="18.235cm" svg:y2="4.81cm">
          <text:p/>
        </draw:line>
        <draw:frame draw:style-name="gr18" draw:text-style-name="P4" draw:layer="layout" svg:width="2.631cm" svg:height="0.734cm" svg:x="19.295cm" svg:y="4.838cm">
          <draw:text-box>
            <text:p><text:span text:style-name="T3">data_ready</text:span></text:p>
          </draw:text-box>
        </draw:frame>
        <draw:line draw:style-name="gr15" draw:text-style-name="P1" draw:layer="layout" svg:x1="15.949cm" svg:y1="5.064cm" svg:x2="10.361cm" svg:y2="7.858cm">
          <text:p/>
        </draw:line>
        <draw:line draw:style-name="gr15" draw:text-style-name="P1" draw:layer="layout" svg:x1="11.377cm" svg:y1="9.382cm" svg:x2="15.06cm" svg:y2="9.382cm">
          <text:p/>
        </draw:line>
        <draw:line draw:style-name="gr15" draw:text-style-name="P1" draw:layer="layout" svg:x1="18.362cm" svg:y1="9.255cm" svg:x2="21.32cm" svg:y2="9.128cm">
          <text:p/>
        </draw:line>
        <draw:line draw:style-name="gr15" draw:text-style-name="P1" draw:layer="layout" svg:x1="22.971cm" svg:y1="10.398cm" svg:x2="22.971cm" svg:y2="12.557cm">
          <text:p/>
        </draw:line>
        <draw:line draw:style-name="gr15" draw:text-style-name="P1" draw:layer="layout" svg:x1="21.447cm" svg:y1="14.208cm" svg:x2="18.399cm" svg:y2="14.208cm">
          <text:p/>
        </draw:line>
        <draw:line draw:style-name="gr15" draw:text-style-name="P1" draw:layer="layout" svg:x1="15.06cm" svg:y1="14.208cm" svg:x2="11.25cm" svg:y2="14.208cm">
          <text:p/>
        </draw:line>
        <draw:line draw:style-name="gr15" draw:text-style-name="P1" draw:layer="layout" svg:x1="9.599cm" svg:y1="15.478cm" svg:x2="9.599cm" svg:y2="17.383cm">
          <text:p/>
        </draw:line>
        <draw:g>
          <draw:g xml:id="id12" draw:id="id12">
            <draw:custom-shape draw:style-name="gr8" draw:text-style-name="P1" draw:layer="layout" svg:width="3.048cm" svg:height="3.048cm" svg:x="1cm" svg:y="2.0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662cm" svg:height="1.604cm" svg:x="1.531cm" svg:y="2.795cm">
              <draw:text-box>
                <text:p>LC1</text:p>
              </draw:text-box>
            </draw:frame>
          </draw:g>
          <draw:connector draw:style-name="gr15" draw:text-style-name="P1" draw:layer="layout" draw:type="curve" svg:x1="4.048cm" svg:y1="3.559cm" svg:x2="4.048cm" svg:y2="3.559cm" draw:start-shape="id12" draw:end-shape="id12" svg:d="M4048 3559z" svg:viewBox="0 0 1 1">
            <text:p/>
          </draw:connector>
        </draw:g>
        <draw:g>
          <draw:g xml:id="id13" draw:id="id13">
            <draw:custom-shape draw:style-name="gr8" draw:text-style-name="P1" draw:layer="layout" svg:width="3.048cm" svg:height="3.048cm" svg:x="1.127cm" svg:y="7.5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747cm" svg:height="1.604cm" svg:x="1.658cm" svg:y="8.355cm">
              <draw:text-box>
                <text:p>Wait</text:p>
              </draw:text-box>
            </draw:frame>
          </draw:g>
          <draw:connector draw:style-name="gr15" draw:text-style-name="P1" draw:layer="layout" draw:type="curve" svg:x1="4.175cm" svg:y1="9.119cm" svg:x2="4.175cm" svg:y2="9.119cm" draw:start-shape="id13" draw:end-shape="id13" svg:d="M4175 9119z" svg:viewBox="0 0 1 1">
            <text:p/>
          </draw:connector>
          <draw:path draw:style-name="gr16" draw:text-style-name="P1" draw:layer="layout" svg:width="0.936cm" svg:height="1.083cm" draw:transform="skewX (-0.462512251778497) rotate (0.837932573882477) translate (2.9324612613673cm 8.2873885539916cm)" svg:viewBox="0 0 937 1084" svg:d="M0 1084c1539 2 718-1084 718-1084">
            <text:p/>
          </draw:path>
          <draw:frame draw:style-name="gr10" draw:text-style-name="P4" draw:layer="layout" svg:width="2.921cm" svg:height="0.885cm" svg:x="3.54cm" svg:y="6.964cm">
            <draw:text-box>
              <text:p><text:span text:style-name="T3">!LC_ready</text:span></text:p>
            </draw:text-box>
          </draw:frame>
        </draw:g>
        <draw:g>
          <draw:g xml:id="id14" draw:id="id14">
            <draw:custom-shape draw:style-name="gr8" draw:text-style-name="P1" draw:layer="layout" svg:width="3.048cm" svg:height="3.048cm" svg:x="1.154cm" svg:y="12.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662cm" svg:height="1.604cm" svg:x="1.685cm" svg:y="13.5cm">
              <draw:text-box>
                <text:p>LC2</text:p>
              </draw:text-box>
            </draw:frame>
          </draw:g>
          <draw:connector draw:style-name="gr15" draw:text-style-name="P1" draw:layer="layout" draw:type="curve" svg:x1="4.202cm" svg:y1="14.264cm" svg:x2="4.202cm" svg:y2="14.264cm" draw:start-shape="id14" draw:end-shape="id14" svg:d="M4202 14264z" svg:viewBox="0 0 1 1">
            <text:p/>
          </draw:connector>
        </draw:g>
        <draw:line draw:style-name="gr15" draw:text-style-name="P1" draw:layer="layout" svg:x1="8.366cm" svg:y1="3.794cm" svg:x2="4.175cm" svg:y2="3.794cm">
          <text:p/>
        </draw:line>
        <draw:line draw:style-name="gr15" draw:text-style-name="P1" draw:layer="layout" svg:x1="2.524cm" svg:y1="5.064cm" svg:x2="2.524cm" svg:y2="7.604cm">
          <text:p/>
        </draw:line>
        <draw:line draw:style-name="gr15" draw:text-style-name="P1" draw:layer="layout" svg:x1="2.524cm" svg:y1="10.779cm" svg:x2="2.524cm" svg:y2="12.811cm">
          <text:p/>
        </draw:line>
        <draw:line draw:style-name="gr15" draw:text-style-name="P1" draw:layer="layout" svg:x1="3.794cm" svg:y1="13.192cm" svg:x2="8.747cm" svg:y2="5.191cm">
          <text:p/>
        </draw:line>
        <draw:line draw:style-name="gr15" draw:text-style-name="P1" draw:layer="layout" svg:x1="11.441cm" svg:y1="3.921cm" svg:x2="15.378cm" svg:y2="3.921cm">
          <text:p/>
        </draw:line>
        <draw:frame draw:style-name="gr19" draw:text-style-name="P4" draw:layer="layout" svg:width="3.175cm" svg:height="0.725cm" svg:x="4.937cm" svg:y="3.069cm">
          <draw:text-box>
            <text:p><text:span text:style-name="T3">LC_ready</text:span></text:p>
          </draw:text-box>
        </draw:frame>
        <draw:frame draw:style-name="gr3" draw:text-style-name="P4" draw:layer="layout" svg:width="2.344cm" svg:height="0.725cm" svg:x="1.704cm" svg:y="11.16cm">
          <draw:text-box>
            <text:p><text:span text:style-name="T3">LC_ready</text:span></text:p>
          </draw:text-box>
        </draw:frame>
        <draw:frame draw:style-name="gr18" draw:text-style-name="P4" draw:layer="layout" svg:width="2.631cm" svg:height="0.734cm" svg:x="12.085cm" svg:y="3.159cm">
          <draw:text-box>
            <text:p><text:span text:style-name="T3">data_ready</text:span></text:p>
          </draw:text-box>
        </draw:frame>
        <draw:frame draw:style-name="gr3" draw:text-style-name="P4" draw:layer="layout" svg:width="2.631cm" svg:height="0.725cm" svg:x="11.922cm" svg:y="6.334cm">
          <draw:text-box>
            <text:p><text:span text:style-name="T3">data_ready</text:span></text:p>
          </draw:text-box>
        </draw:frame>
        <draw:connector draw:style-name="gr15" draw:text-style-name="P1" draw:layer="layout" draw:type="curve" svg:x1="11.504cm" svg:y1="18.776cm" svg:x2="11.504cm" svg:y2="18.776cm" draw:start-shape="id15" draw:start-glue-point="1" draw:end-shape="id15" draw:end-glue-point="1" svg:d="M11504 18776z" svg:viewBox="0 0 1 1">
          <text:p/>
        </draw:connector>
        <draw:connector draw:style-name="gr15" draw:text-style-name="P1" draw:layer="layout" draw:type="curve" draw:line-skew="6.683cm" svg:x1="11.594cm" svg:y1="19.032cm" svg:x2="25.959cm" svg:y2="4.399cm" svg:d="M11594 19032c0-949 14365 6367 14365-14633" svg:viewBox="0 0 14366 15126">
          <text:p/>
        </draw:connector>
        <draw:frame draw:style-name="gr3" draw:layer="layout" svg:width="0.925cm" svg:height="0.962cm" svg:x="17.637cm" svg:y="19.034cm">
          <draw:text-box>
            <text:p>V</text:p>
          </draw:text-box>
        </draw:frame>
        <draw:connector draw:style-name="gr15" draw:text-style-name="P1" draw:layer="layout" draw:type="curve" svg:x1="8.456cm" svg:y1="18.776cm" svg:x2="8.726cm" svg:y2="5.08cm" draw:start-shape="id15" draw:start-glue-point="3" svg:d="M8456 18776c-751 0-886-13696 270-13696" svg:viewBox="0 0 852 13697">
          <text:p/>
        </draw:connector>
        <draw:frame draw:style-name="gr3" draw:layer="layout" svg:width="1.103cm" svg:height="0.962cm" svg:x="6.842cm" svg:y="16.494cm">
          <draw:text-box>
            <text:p>!V</text:p>
          </draw:text-box>
        </draw:frame>
        <draw:line draw:style-name="gr15" draw:text-style-name="P1" draw:layer="layout" svg:x1="17.637cm" svg:y1="13.065cm" svg:x2="23.225cm" svg:y2="5.191cm">
          <text:p/>
        </draw:line>
        <draw:frame draw:style-name="gr3" draw:layer="layout" svg:width="0.925cm" svg:height="0.962cm" svg:x="18.912cm" svg:y="10.95cm">
          <draw:text-box>
            <text:p>V</text:p>
          </draw:text-box>
        </draw:frame>
        <draw:frame draw:style-name="gr3" draw:layer="layout" svg:width="1.103cm" svg:height="0.962cm" svg:x="12.684cm" svg:y="13.227cm">
          <draw:text-box>
            <text:p>!V</text:p>
          </draw:text-box>
        </draw:frame>
      </draw:page>
      <draw:page draw:name="page4" draw:style-name="dp1" draw:master-page-name="Default">
        <draw:frame draw:style-name="standard" draw:layer="layout" svg:width="25.375cm" svg:height="14.407cm" svg:x="1.697cm" svg:y="2.6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cnt_up</text:p>
              </table:table-cell>
              <table:table-cell>
                <text:p>clear</text:p>
              </table:table-cell>
              <table:table-cell table:style-name="ce2">
                <text:p><text:span text:style-name="T5">modwait</text:span></text:p>
              </table:table-cell>
              <table:table-cell>
                <text:p>Op[2:0]</text:p>
              </table:table-cell>
              <table:table-cell table:style-name="ce3">
                <text:p><text:span text:style-name="T6">Src1[3:0]</text:span></text:p>
              </table:table-cell>
              <table:table-cell table:style-name="ce3">
                <text:p><text:span text:style-name="T6">Src2[3:0]</text:span></text:p>
              </table:table-cell>
              <table:table-cell>
                <text:p>dest</text:p>
              </table:table-cell>
              <table:table-cell>
                <text:p>err</text:p>
              </table:table-cell>
            </table:table-row>
            <table:table-row table:style-name="ro1" table:default-cell-style-name="ce1">
              <table:table-cell>
                <text:p>idl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0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tor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1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3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zero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ort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01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ort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01</text:p>
              </table:table-cell>
              <table:table-cell>
                <text:p>3</text:p>
              </table:table-cell>
              <table:table-cell>
                <text:p>0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mul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10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6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add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0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mul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10</text:p>
              </table:table-cell>
              <table:table-cell>
                <text:p>2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ub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1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eidl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0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LC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1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4?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Wait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0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LC2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1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5?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5" draw:style-name="dp1" draw:master-page-name="Default">
        <draw:g>
          <draw:g xml:id="id16" draw:id="id16">
            <draw:custom-shape draw:style-name="gr8" draw:text-style-name="P1" draw:layer="layout" svg:width="3.048cm" svg:height="3.048cm" svg:x="22.807cm" svg:y="2.6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836cm" svg:height="1.604cm" svg:x="23.338cm" svg:y="3.411cm">
              <draw:text-box>
                <text:p>eidle</text:p>
              </draw:text-box>
            </draw:frame>
          </draw:g>
          <draw:connector draw:style-name="gr15" draw:text-style-name="P1" draw:layer="layout" draw:type="curve" svg:x1="25.855cm" svg:y1="4.175cm" svg:x2="25.855cm" svg:y2="4.175cm" draw:start-shape="id16" draw:end-shape="id16" svg:d="M25855 4175z" svg:viewBox="0 0 1 1">
            <text:p/>
          </draw:connector>
          <draw:path draw:style-name="gr16" draw:text-style-name="P1" draw:layer="layout" svg:width="0.936cm" svg:height="1.083cm" draw:transform="skewX (-0.462512251778497) rotate (0.837932573882478) translate (24.6124612613673cm 3.3433885539916cm)" svg:viewBox="0 0 937 1084" svg:d="M0 1084c1539 2 718-1084 718-1084">
            <text:p/>
          </draw:path>
          <draw:frame draw:style-name="gr10" draw:text-style-name="P4" draw:layer="layout" svg:width="2.921cm" svg:height="0.885cm" svg:x="25.22cm" svg:y="2.02cm">
            <draw:text-box>
              <text:p><text:span text:style-name="T3">!data_ready</text:span></text:p>
            </draw:text-box>
          </draw:frame>
        </draw:g>
        <draw:g>
          <draw:g xml:id="id17" draw:id="id17">
            <draw:custom-shape draw:style-name="gr8" draw:text-style-name="P1" draw:layer="layout" svg:width="3.048cm" svg:height="3.048cm" svg:x="24.147cm" svg:y="12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2.013cm" svg:height="1.604cm" svg:x="24.678cm" svg:y="13.19cm">
              <draw:text-box>
                <text:p>mull1</text:p>
              </draw:text-box>
            </draw:frame>
          </draw:g>
          <draw:connector draw:style-name="gr15" draw:text-style-name="P1" draw:layer="layout" draw:type="curve" svg:x1="27.195cm" svg:y1="13.954cm" svg:x2="27.195cm" svg:y2="13.954cm" draw:start-shape="id17" draw:end-shape="id17" svg:d="M27195 13954z" svg:viewBox="0 0 1 1">
            <text:p/>
          </draw:connector>
        </draw:g>
        <draw:g>
          <draw:g xml:id="id18" draw:id="id18">
            <draw:custom-shape draw:style-name="gr8" draw:text-style-name="P1" draw:layer="layout" svg:width="3.048cm" svg:height="3.048cm" svg:x="5.826cm" svg:y="7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734cm" svg:height="1.604cm" svg:x="6.357cm" svg:y="8.618cm">
              <draw:text-box>
                <text:p>zero</text:p>
              </draw:text-box>
            </draw:frame>
          </draw:g>
          <draw:connector draw:style-name="gr15" draw:text-style-name="P1" draw:layer="layout" draw:type="curve" svg:x1="8.874cm" svg:y1="9.382cm" svg:x2="8.874cm" svg:y2="9.382cm" draw:start-shape="id18" draw:end-shape="id18" svg:d="M8874 9382z" svg:viewBox="0 0 1 1">
            <text:p/>
          </draw:connector>
        </draw:g>
        <draw:g>
          <draw:g xml:id="id19" draw:id="id19">
            <draw:custom-shape draw:style-name="gr8" draw:text-style-name="P1" draw:layer="layout" svg:width="3.048cm" svg:height="3.048cm" svg:x="19.68cm" svg:y="12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907cm" svg:height="1.604cm" svg:x="20.211cm" svg:y="13.317cm">
              <draw:text-box>
                <text:p>add1</text:p>
              </draw:text-box>
            </draw:frame>
          </draw:g>
          <draw:connector draw:style-name="gr15" draw:text-style-name="P1" draw:layer="layout" draw:type="curve" svg:x1="22.728cm" svg:y1="14.081cm" svg:x2="22.728cm" svg:y2="14.081cm" draw:start-shape="id19" draw:end-shape="id19" svg:d="M22728 14081z" svg:viewBox="0 0 1 1">
            <text:p/>
          </draw:connector>
        </draw:g>
        <draw:g>
          <draw:g xml:id="id20" draw:id="id20">
            <draw:custom-shape draw:style-name="gr8" draw:text-style-name="P1" draw:layer="layout" svg:width="3.048cm" svg:height="3.048cm" svg:x="14.716cm" svg:y="7.9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912cm" svg:height="1.604cm" svg:x="15.247cm" svg:y="8.745cm">
              <draw:text-box>
                <text:p>sort2</text:p>
              </draw:text-box>
            </draw:frame>
          </draw:g>
          <draw:connector draw:style-name="gr15" draw:text-style-name="P1" draw:layer="layout" draw:type="curve" svg:x1="17.764cm" svg:y1="9.509cm" svg:x2="17.764cm" svg:y2="9.509cm" draw:start-shape="id20" draw:end-shape="id20" svg:d="M17764 9509z" svg:viewBox="0 0 1 1">
            <text:p/>
          </draw:connector>
        </draw:g>
        <draw:g>
          <draw:g xml:id="id21" draw:id="id21">
            <draw:custom-shape draw:style-name="gr8" draw:text-style-name="P1" draw:layer="layout" svg:width="3.048cm" svg:height="3.048cm" svg:x="15.314cm" svg:y="2.3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912cm" svg:height="1.604cm" svg:x="15.845cm" svg:y="3.153cm">
              <draw:text-box>
                <text:p>store</text:p>
              </draw:text-box>
            </draw:frame>
          </draw:g>
          <draw:connector draw:style-name="gr15" draw:text-style-name="P1" draw:layer="layout" draw:type="curve" svg:x1="18.362cm" svg:y1="3.917cm" svg:x2="18.362cm" svg:y2="3.917cm" draw:start-shape="id21" draw:end-shape="id21" svg:d="M18362 3917z" svg:viewBox="0 0 1 1">
            <text:p/>
          </draw:connector>
        </draw:g>
        <draw:g>
          <draw:g xml:id="id22" draw:id="id22">
            <draw:custom-shape draw:style-name="gr8" draw:text-style-name="P1" draw:layer="layout" svg:width="3.048cm" svg:height="3.048cm" svg:x="8.329cm" svg:y="2.2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484cm" svg:height="1.604cm" svg:x="8.86cm" svg:y="3.026cm">
              <draw:text-box>
                <text:p>idle</text:p>
              </draw:text-box>
            </draw:frame>
          </draw:g>
          <draw:connector draw:style-name="gr15" draw:text-style-name="P1" draw:layer="layout" draw:type="curve" svg:x1="11.377cm" svg:y1="3.79cm" svg:x2="11.377cm" svg:y2="3.79cm" draw:start-shape="id22" draw:end-shape="id22" svg:d="M11377 3790z" svg:viewBox="0 0 1 1">
            <text:p/>
          </draw:connector>
          <draw:path draw:style-name="gr16" draw:text-style-name="P1" draw:layer="layout" svg:width="0.936cm" svg:height="1.083cm" draw:transform="skewX (-0.462512251778497) rotate (0.837932573882477) translate (10.1344612613673cm 2.9583885539916cm)" svg:viewBox="0 0 937 1084" svg:d="M0 1084c1539 2 718-1084 718-1084">
            <text:p/>
          </draw:path>
          <draw:frame draw:style-name="gr10" draw:text-style-name="P4" draw:layer="layout" svg:width="2.921cm" svg:height="0.885cm" svg:x="10.742cm" svg:y="1.635cm">
            <draw:text-box>
              <text:p><text:span text:style-name="T3">!data_ready</text:span></text:p>
            </draw:text-box>
          </draw:frame>
        </draw:g>
        <draw:g>
          <draw:g xml:id="id23" draw:id="id23">
            <draw:custom-shape draw:style-name="gr8" draw:text-style-name="P1" draw:layer="layout" svg:width="3.048cm" svg:height="3.048cm" svg:x="10.271cm" svg:y="7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912cm" svg:height="1.604cm" svg:x="10.802cm" svg:y="8.618cm">
              <draw:text-box>
                <text:p>sort1</text:p>
              </draw:text-box>
            </draw:frame>
          </draw:g>
          <draw:connector draw:style-name="gr15" draw:text-style-name="P1" draw:layer="layout" draw:type="curve" svg:x1="13.319cm" svg:y1="9.382cm" svg:x2="13.319cm" svg:y2="9.382cm" draw:start-shape="id23" draw:end-shape="id23" svg:d="M13319 9382z" svg:viewBox="0 0 1 1">
            <text:p/>
          </draw:connector>
        </draw:g>
        <draw:line draw:style-name="gr15" draw:text-style-name="P1" draw:layer="layout" svg:x1="18.362cm" svg:y1="3.675cm" svg:x2="22.807cm" svg:y2="3.675cm">
          <text:p/>
        </draw:line>
        <draw:frame draw:style-name="gr18" draw:text-style-name="P4" draw:layer="layout" svg:width="2.75cm" svg:height="0.734cm" svg:x="19.727cm" svg:y="2.914cm">
          <draw:text-box>
            <text:p text:style-name="P6"><text:span text:style-name="T3">!data_ready</text:span></text:p>
          </draw:text-box>
        </draw:frame>
        <draw:line draw:style-name="gr15" draw:text-style-name="P1" draw:layer="layout" svg:x1="22.934cm" svg:y1="4.81cm" svg:x2="18.235cm" svg:y2="4.81cm">
          <text:p/>
        </draw:line>
        <draw:frame draw:style-name="gr18" draw:text-style-name="P4" draw:layer="layout" svg:width="2.631cm" svg:height="0.734cm" svg:x="19.295cm" svg:y="4.838cm">
          <draw:text-box>
            <text:p text:style-name="P6"><text:span text:style-name="T3">data_ready</text:span></text:p>
          </draw:text-box>
        </draw:frame>
        <draw:line draw:style-name="gr15" draw:text-style-name="P1" draw:layer="layout" svg:x1="15.949cm" svg:y1="5.064cm" svg:x2="7.985cm" svg:y2="7.985cm">
          <text:p/>
        </draw:line>
        <draw:line draw:style-name="gr15" draw:text-style-name="P1" draw:layer="layout" svg:x1="8.874cm" svg:y1="9.509cm" svg:x2="10.271cm" svg:y2="9.509cm">
          <text:p/>
        </draw:line>
        <draw:line draw:style-name="gr15" draw:text-style-name="P1" draw:layer="layout" svg:x1="25.43cm" svg:y1="11.033cm" svg:x2="25.43cm" svg:y2="12.43cm">
          <text:p/>
        </draw:line>
        <draw:line draw:style-name="gr15" draw:text-style-name="P1" draw:layer="layout" svg:x1="24.114cm" svg:y1="14.081cm" svg:x2="22.717cm" svg:y2="14.081cm">
          <text:p/>
        </draw:line>
        <draw:g>
          <draw:g xml:id="id24" draw:id="id24">
            <draw:custom-shape draw:style-name="gr8" draw:text-style-name="P1" draw:layer="layout" svg:width="3.048cm" svg:height="3.048cm" svg:x="1cm" svg:y="2.0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662cm" svg:height="1.604cm" svg:x="1.531cm" svg:y="2.795cm">
              <draw:text-box>
                <text:p>LC1</text:p>
              </draw:text-box>
            </draw:frame>
          </draw:g>
          <draw:connector draw:style-name="gr15" draw:text-style-name="P1" draw:layer="layout" draw:type="curve" svg:x1="4.048cm" svg:y1="3.559cm" svg:x2="4.048cm" svg:y2="3.559cm" draw:start-shape="id24" draw:end-shape="id24" svg:d="M4048 3559z" svg:viewBox="0 0 1 1">
            <text:p/>
          </draw:connector>
        </draw:g>
        <draw:g>
          <draw:g xml:id="id25" draw:id="id25">
            <draw:custom-shape draw:style-name="gr8" draw:text-style-name="P1" draw:layer="layout" svg:width="3.048cm" svg:height="3.048cm" svg:x="1.027cm" svg:y="5.4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2.098cm" svg:height="1.604cm" svg:x="1.558cm" svg:y="6.255cm">
              <draw:text-box>
                <text:p>Wait1</text:p>
              </draw:text-box>
            </draw:frame>
          </draw:g>
          <draw:connector draw:style-name="gr15" draw:text-style-name="P1" draw:layer="layout" draw:type="curve" svg:x1="4.075cm" svg:y1="7.019cm" svg:x2="4.075cm" svg:y2="7.019cm" draw:start-shape="id25" draw:end-shape="id25" svg:d="M4075 7019z" svg:viewBox="0 0 1 1">
            <text:p/>
          </draw:connector>
          <draw:path draw:style-name="gr16" draw:text-style-name="P1" draw:layer="layout" svg:width="0.936cm" svg:height="1.083cm" draw:transform="skewX (-0.462512251778497) rotate (0.837932573882478) translate (2.8324612613673cm 6.1873885539916cm)" svg:viewBox="0 0 937 1084" svg:d="M0 1084c1539 2 718-1084 718-1084">
            <text:p/>
          </draw:path>
          <draw:frame draw:style-name="gr10" draw:text-style-name="P4" draw:layer="layout" svg:width="2.921cm" svg:height="0.885cm" svg:x="3.44cm" svg:y="4.864cm">
            <draw:text-box>
              <text:p><text:span text:style-name="T3">!LC_ready</text:span></text:p>
            </draw:text-box>
          </draw:frame>
        </draw:g>
        <draw:g>
          <draw:g xml:id="id26" draw:id="id26">
            <draw:custom-shape draw:style-name="gr8" draw:text-style-name="P1" draw:layer="layout" svg:width="3.048cm" svg:height="3.048cm" svg:x="1.154cm" svg:y="9.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662cm" svg:height="1.604cm" svg:x="1.685cm" svg:y="10.4cm">
              <draw:text-box>
                <text:p>LC2</text:p>
              </draw:text-box>
            </draw:frame>
          </draw:g>
          <draw:connector draw:style-name="gr15" draw:text-style-name="P1" draw:layer="layout" draw:type="curve" svg:x1="4.202cm" svg:y1="11.164cm" svg:x2="4.202cm" svg:y2="11.164cm" draw:start-shape="id26" draw:end-shape="id26" svg:d="M4202 11164z" svg:viewBox="0 0 1 1">
            <text:p/>
          </draw:connector>
        </draw:g>
        <draw:line draw:style-name="gr15" draw:text-style-name="P1" draw:layer="layout" svg:x1="8.366cm" svg:y1="3.794cm" svg:x2="4.175cm" svg:y2="3.794cm">
          <text:p/>
        </draw:line>
        <draw:line draw:style-name="gr15" draw:text-style-name="P1" draw:layer="layout" svg:x1="2.524cm" svg:y1="5.064cm" svg:x2="2.524cm" svg:y2="5.699cm">
          <text:p/>
        </draw:line>
        <draw:line draw:style-name="gr15" draw:text-style-name="P1" draw:layer="layout" svg:x1="2.524cm" svg:y1="8.493cm" svg:x2="2.524cm" svg:y2="9.636cm">
          <text:p/>
        </draw:line>
        <draw:line draw:style-name="gr15" draw:text-style-name="P1" draw:layer="layout" svg:x1="11.441cm" svg:y1="3.921cm" svg:x2="15.378cm" svg:y2="3.921cm">
          <text:p/>
        </draw:line>
        <draw:frame draw:style-name="gr19" draw:text-style-name="P4" draw:layer="layout" svg:width="3.175cm" svg:height="0.725cm" svg:x="4.937cm" svg:y="3.069cm">
          <draw:text-box>
            <text:p text:style-name="P6"><text:span text:style-name="T3">LC_ready</text:span></text:p>
          </draw:text-box>
        </draw:frame>
        <draw:frame draw:style-name="gr3" draw:text-style-name="P4" draw:layer="layout" svg:width="2.344cm" svg:height="0.725cm" svg:x="1.704cm" svg:y="8.56cm">
          <draw:text-box>
            <text:p text:style-name="P6"><text:span text:style-name="T3">LC_ready</text:span></text:p>
          </draw:text-box>
        </draw:frame>
        <draw:frame draw:style-name="gr18" draw:text-style-name="P4" draw:layer="layout" svg:width="2.631cm" svg:height="0.734cm" svg:x="12.085cm" svg:y="3.159cm">
          <draw:text-box>
            <text:p text:style-name="P6"><text:span text:style-name="T3">data_ready</text:span></text:p>
          </draw:text-box>
        </draw:frame>
        <draw:frame draw:style-name="gr20" draw:text-style-name="P4" draw:layer="layout" svg:width="2.631cm" svg:height="5.932cm" svg:x="12.684cm" svg:y="1cm">
          <draw:text-box>
            <text:p text:style-name="P6"><text:span text:style-name="T3">data_ready</text:span></text:p>
          </draw:text-box>
        </draw:frame>
        <draw:line draw:style-name="gr15" draw:text-style-name="P1" draw:layer="layout" svg:x1="17.764cm" svg:y1="9.509cm" svg:x2="19.161cm" svg:y2="9.509cm">
          <text:p/>
        </draw:line>
        <draw:line draw:style-name="gr15" draw:text-style-name="P1" draw:layer="layout" svg:x1="13.319cm" svg:y1="9.509cm" svg:x2="14.716cm" svg:y2="9.509cm">
          <text:p/>
        </draw:line>
        <draw:g>
          <draw:g xml:id="id27" draw:id="id27">
            <draw:custom-shape draw:style-name="gr8" draw:text-style-name="P1" draw:layer="layout" svg:width="3.048cm" svg:height="3.048cm" svg:x="23.606cm" svg:y="7.9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912cm" svg:height="1.604cm" svg:x="24.137cm" svg:y="8.745cm">
              <draw:text-box>
                <text:p>sort4</text:p>
              </draw:text-box>
            </draw:frame>
          </draw:g>
          <draw:connector draw:style-name="gr15" draw:text-style-name="P1" draw:layer="layout" draw:type="curve" svg:x1="26.654cm" svg:y1="9.509cm" svg:x2="26.654cm" svg:y2="9.509cm" draw:start-shape="id27" draw:end-shape="id27" svg:d="M26654 9509z" svg:viewBox="0 0 1 1">
            <text:p/>
          </draw:connector>
        </draw:g>
        <draw:g>
          <draw:g xml:id="id28" draw:id="id28">
            <draw:custom-shape draw:style-name="gr8" draw:text-style-name="P1" draw:layer="layout" svg:width="3.048cm" svg:height="3.048cm" svg:x="19.161cm" svg:y="7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912cm" svg:height="1.604cm" svg:x="19.692cm" svg:y="8.618cm">
              <draw:text-box>
                <text:p>sort3</text:p>
              </draw:text-box>
            </draw:frame>
          </draw:g>
          <draw:connector draw:style-name="gr15" draw:text-style-name="P1" draw:layer="layout" draw:type="curve" svg:x1="22.209cm" svg:y1="9.382cm" svg:x2="22.209cm" svg:y2="9.382cm" draw:start-shape="id28" draw:end-shape="id28" svg:d="M22209 9382z" svg:viewBox="0 0 1 1">
            <text:p/>
          </draw:connector>
        </draw:g>
        <draw:line draw:style-name="gr15" draw:text-style-name="P1" draw:layer="layout" svg:x1="22.209cm" svg:y1="9.509cm" svg:x2="23.606cm" svg:y2="9.509cm">
          <text:p/>
        </draw:line>
        <draw:line draw:style-name="gr15" draw:text-style-name="P1" draw:layer="layout" svg:x1="19.796cm" svg:y1="14.208cm" svg:x2="18.399cm" svg:y2="14.208cm">
          <text:p/>
        </draw:line>
        <draw:g>
          <draw:g xml:id="id29" draw:id="id29">
            <draw:custom-shape draw:style-name="gr8" draw:text-style-name="P1" draw:layer="layout" svg:width="3.048cm" svg:height="3.048cm" svg:x="15.384cm" svg:y="12.6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2.013cm" svg:height="1.604cm" svg:x="15.915cm" svg:y="13.444cm">
              <draw:text-box>
                <text:p>mull2</text:p>
              </draw:text-box>
            </draw:frame>
          </draw:g>
          <draw:connector draw:style-name="gr15" draw:text-style-name="P1" draw:layer="layout" draw:type="curve" svg:x1="18.432cm" svg:y1="14.208cm" svg:x2="18.432cm" svg:y2="14.208cm" draw:start-shape="id29" draw:end-shape="id29" svg:d="M18432 14208z" svg:viewBox="0 0 1 1">
            <text:p/>
          </draw:connector>
        </draw:g>
        <draw:g>
          <draw:g xml:id="id30" draw:id="id30">
            <draw:custom-shape draw:style-name="gr8" draw:text-style-name="P1" draw:layer="layout" svg:width="3.048cm" svg:height="3.048cm" svg:x="10.917cm" svg:y="12.8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874cm" svg:height="1.604cm" svg:x="11.448cm" svg:y="13.571cm">
              <draw:text-box>
                <text:p>sub1</text:p>
              </draw:text-box>
            </draw:frame>
          </draw:g>
          <draw:connector draw:style-name="gr15" draw:text-style-name="P1" draw:layer="layout" draw:type="curve" svg:x1="13.965cm" svg:y1="14.335cm" svg:x2="13.965cm" svg:y2="14.335cm" draw:start-shape="id30" draw:end-shape="id30" svg:d="M13965 14335z" svg:viewBox="0 0 1 1">
            <text:p/>
          </draw:connector>
        </draw:g>
        <draw:line draw:style-name="gr15" draw:text-style-name="P1" draw:layer="layout" svg:x1="15.351cm" svg:y1="14.335cm" svg:x2="13.954cm" svg:y2="14.335cm">
          <text:p/>
        </draw:line>
        <draw:g>
          <draw:g xml:id="id31" draw:id="id31">
            <draw:custom-shape draw:style-name="gr8" draw:text-style-name="P1" draw:layer="layout" svg:width="3.048cm" svg:height="3.048cm" svg:x="15.351cm" svg:y="18.1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907cm" svg:height="1.604cm" svg:x="15.882cm" svg:y="18.905cm">
              <draw:text-box>
                <text:p>add2</text:p>
              </draw:text-box>
            </draw:frame>
          </draw:g>
          <draw:connector draw:style-name="gr15" draw:text-style-name="P1" draw:layer="layout" draw:type="curve" svg:x1="18.399cm" svg:y1="19.669cm" svg:x2="18.399cm" svg:y2="19.669cm" draw:start-shape="id31" draw:end-shape="id31" svg:d="M18399 19669z" svg:viewBox="0 0 1 1">
            <text:p/>
          </draw:connector>
        </draw:g>
        <draw:g>
          <draw:g xml:id="id32" draw:id="id32">
            <draw:custom-shape draw:style-name="gr8" draw:text-style-name="P1" draw:layer="layout" svg:width="3.048cm" svg:height="3.048cm" svg:x="10.906cm" svg:y="18.2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2.013cm" svg:height="1.604cm" svg:x="11.437cm" svg:y="19.032cm">
              <draw:text-box>
                <text:p>mull3</text:p>
              </draw:text-box>
            </draw:frame>
          </draw:g>
          <draw:connector draw:style-name="gr15" draw:text-style-name="P1" draw:layer="layout" draw:type="curve" svg:x1="13.954cm" svg:y1="19.796cm" svg:x2="13.954cm" svg:y2="19.796cm" draw:start-shape="id32" draw:end-shape="id32" svg:d="M13954 19796z" svg:viewBox="0 0 1 1">
            <text:p/>
          </draw:connector>
        </draw:g>
        <draw:g>
          <draw:g xml:id="id33" draw:id="id33">
            <draw:custom-shape draw:style-name="gr8" draw:text-style-name="P1" draw:layer="layout" svg:width="3.048cm" svg:height="3.048cm" svg:x="24.215cm" svg:y="18.0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874cm" svg:height="1.604cm" svg:x="24.746cm" svg:y="18.854cm">
              <draw:text-box>
                <text:p>sub2</text:p>
              </draw:text-box>
            </draw:frame>
          </draw:g>
          <draw:connector draw:style-name="gr15" draw:text-style-name="P1" draw:layer="layout" draw:type="curve" svg:x1="27.263cm" svg:y1="19.618cm" svg:x2="27.263cm" svg:y2="19.618cm" draw:start-shape="id33" draw:end-shape="id33" svg:d="M27263 19618z" svg:viewBox="0 0 1 1">
            <text:p/>
          </draw:connector>
        </draw:g>
        <draw:g>
          <draw:g xml:id="id34" draw:id="id34">
            <draw:custom-shape draw:style-name="gr8" draw:text-style-name="P1" draw:layer="layout" svg:width="3.048cm" svg:height="3.048cm" svg:x="19.716cm" svg:y="18.1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2.013cm" svg:height="1.604cm" svg:x="20.247cm" svg:y="18.862cm">
              <draw:text-box>
                <text:p>mull4</text:p>
              </draw:text-box>
            </draw:frame>
          </draw:g>
          <draw:connector draw:style-name="gr15" draw:text-style-name="P1" draw:layer="layout" draw:type="curve" svg:x1="22.764cm" svg:y1="19.626cm" svg:x2="22.764cm" svg:y2="19.626cm" draw:start-shape="id34" draw:end-shape="id34" svg:d="M22764 19626z" svg:viewBox="0 0 1 1">
            <text:p/>
          </draw:connector>
        </draw:g>
        <draw:line draw:style-name="gr15" draw:text-style-name="P1" draw:layer="layout" svg:x1="22.791cm" svg:y1="19.753cm" svg:x2="24.188cm" svg:y2="19.753cm">
          <text:p/>
        </draw:line>
        <draw:line draw:style-name="gr15" draw:text-style-name="P1" draw:layer="layout" svg:x1="12.542cm" svg:y1="15.859cm" svg:x2="12.557cm" svg:y2="18.272cm">
          <text:p/>
        </draw:line>
        <draw:frame draw:style-name="gr3" draw:text-style-name="P4" draw:layer="layout" svg:width="0.904cm" svg:height="0.725cm" svg:x="18.707cm" svg:y="13.419cm">
          <draw:text-box>
            <text:p text:style-name="P4"><text:span text:style-name="T3">!V</text:span></text:p>
          </draw:text-box>
        </draw:frame>
        <draw:frame draw:style-name="gr3" draw:text-style-name="P4" draw:layer="layout" svg:width="0.904cm" svg:height="0.725cm" svg:x="18.78cm" svg:y="18.69cm">
          <draw:text-box>
            <text:p text:style-name="P4"><text:span text:style-name="T3">!V</text:span></text:p>
          </draw:text-box>
        </draw:frame>
        <draw:frame draw:style-name="gr3" draw:text-style-name="P4" draw:layer="layout" svg:width="0.904cm" svg:height="0.725cm" svg:x="11.795cm" svg:y="16.748cm">
          <draw:text-box>
            <text:p text:style-name="P4"><text:span text:style-name="T3">!V</text:span></text:p>
          </draw:text-box>
        </draw:frame>
        <draw:frame draw:style-name="gr21" draw:text-style-name="P4" draw:layer="layout" svg:width="0.904cm" svg:height="0.725cm" svg:x="26.512cm" svg:y="17.51cm">
          <draw:text-box>
            <text:p text:style-name="P4"><text:span text:style-name="T3">!V</text:span></text:p>
          </draw:text-box>
        </draw:frame>
        <draw:frame draw:style-name="gr3" draw:text-style-name="P4" draw:layer="layout" svg:width="1.725cm" svg:height="0.725cm" svg:x="26.072cm" svg:y="16.15cm">
          <draw:text-box>
            <text:p text:style-name="P4"><text:span text:style-name="T3">To idle</text:span></text:p>
          </draw:text-box>
        </draw:frame>
        <draw:frame draw:style-name="gr3" draw:text-style-name="P4" draw:layer="layout" svg:width="1.963cm" svg:height="0.725cm" svg:x="18.341cm" svg:y="16.277cm">
          <draw:text-box>
            <text:p text:style-name="P4"><text:span text:style-name="T3">To eidle</text:span></text:p>
          </draw:text-box>
        </draw:frame>
        <draw:line draw:style-name="gr15" draw:text-style-name="P1" draw:layer="layout" svg:x1="18.399cm" svg:y1="19.542cm" svg:x2="19.796cm" svg:y2="19.542cm">
          <text:p/>
        </draw:line>
        <draw:line draw:style-name="gr15" draw:text-style-name="P1" draw:layer="layout" svg:x1="13.954cm" svg:y1="19.669cm" svg:x2="15.351cm" svg:y2="19.669cm">
          <text:p/>
        </draw:line>
        <draw:line draw:style-name="gr15" draw:text-style-name="P1" draw:layer="layout" svg:x1="26.4cm" svg:y1="18.272cm" svg:x2="26.94cm" svg:y2="17.129cm">
          <text:p/>
        </draw:line>
        <draw:line draw:style-name="gr15" draw:text-style-name="P1" draw:layer="layout" svg:x1="13.573cm" svg:y1="15.732cm" svg:x2="18.018cm" svg:y2="17.002cm">
          <text:p/>
        </draw:line>
        <draw:line draw:style-name="gr15" draw:text-style-name="P1" draw:layer="layout" svg:x1="20.558cm" svg:y1="15.605cm" svg:x2="19.796cm" svg:y2="16.24cm">
          <text:p/>
        </draw:line>
        <draw:line draw:style-name="gr15" draw:text-style-name="P1" draw:layer="layout" svg:x1="17.891cm" svg:y1="18.272cm" svg:x2="18.907cm" svg:y2="17.002cm">
          <text:p/>
        </draw:line>
        <draw:line draw:style-name="gr15" draw:text-style-name="P1" draw:layer="layout" svg:x1="24.622cm" svg:y1="18.399cm" svg:x2="20.431cm" svg:y2="17.002cm">
          <text:p/>
        </draw:line>
        <draw:frame draw:style-name="gr3" draw:text-style-name="P4" draw:layer="layout" svg:width="0.786cm" svg:height="0.725cm" svg:x="14.716cm" svg:y="16.277cm">
          <draw:text-box>
            <text:p text:style-name="P4"><text:span text:style-name="T3">V</text:span></text:p>
          </draw:text-box>
        </draw:frame>
        <draw:frame draw:style-name="gr3" draw:text-style-name="P4" draw:layer="layout" svg:width="0.786cm" svg:height="0.725cm" svg:x="18.248cm" svg:y="17.547cm">
          <draw:text-box>
            <text:p text:style-name="P4"><text:span text:style-name="T3">V</text:span></text:p>
          </draw:text-box>
        </draw:frame>
        <draw:frame draw:style-name="gr3" draw:text-style-name="P4" draw:layer="layout" svg:width="0.786cm" svg:height="0.725cm" svg:x="20.304cm" svg:y="15.769cm">
          <draw:text-box>
            <text:p text:style-name="P4"><text:span text:style-name="T3">V</text:span></text:p>
          </draw:text-box>
        </draw:frame>
        <draw:frame draw:style-name="gr3" draw:text-style-name="P4" draw:layer="layout" svg:width="0.786cm" svg:height="0.725cm" svg:x="20.304cm" svg:y="15.77cm">
          <draw:text-box>
            <text:p text:style-name="P4"><text:span text:style-name="T3">V</text:span></text:p>
          </draw:text-box>
        </draw:frame>
        <draw:g>
          <draw:g xml:id="id35" draw:id="id35">
            <draw:custom-shape draw:style-name="gr8" draw:text-style-name="P1" draw:layer="layout" svg:width="3.048cm" svg:height="3.048cm" svg:x="1.127cm" svg:y="13.1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2.098cm" svg:height="1.604cm" svg:x="1.658cm" svg:y="13.948cm">
              <draw:text-box>
                <text:p>Wait2</text:p>
              </draw:text-box>
            </draw:frame>
          </draw:g>
          <draw:connector draw:style-name="gr15" draw:text-style-name="P1" draw:layer="layout" draw:type="curve" svg:x1="4.175cm" svg:y1="14.712cm" svg:x2="4.175cm" svg:y2="14.712cm" draw:start-shape="id35" draw:end-shape="id35" svg:d="M4175 14712z" svg:viewBox="0 0 1 1">
            <text:p/>
          </draw:connector>
          <draw:path draw:style-name="gr16" draw:text-style-name="P1" draw:layer="layout" svg:width="0.936cm" svg:height="1.083cm" draw:transform="skewX (-0.462512251778497) rotate (0.837932573882478) translate (2.9324612613673cm 13.8803885539916cm)" svg:viewBox="0 0 937 1084" svg:d="M0 1084c1539 2 718-1084 718-1084">
            <text:p/>
          </draw:path>
          <draw:frame draw:style-name="gr10" draw:text-style-name="P4" draw:layer="layout" svg:width="2.921cm" svg:height="0.885cm" svg:x="3.413cm" svg:y="13.954cm">
            <draw:text-box>
              <text:p><text:span text:style-name="T3">!LC_ready</text:span></text:p>
            </draw:text-box>
          </draw:frame>
        </draw:g>
        <draw:g>
          <draw:g xml:id="id36" draw:id="id36">
            <draw:custom-shape draw:style-name="gr8" draw:text-style-name="P1" draw:layer="layout" svg:width="3.048cm" svg:height="3.048cm" svg:x="1.254cm" svg:y="17.3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662cm" svg:height="1.604cm" svg:x="1.785cm" svg:y="18.093cm">
              <draw:text-box>
                <text:p>LC3</text:p>
              </draw:text-box>
            </draw:frame>
          </draw:g>
          <draw:connector draw:style-name="gr15" draw:text-style-name="P1" draw:layer="layout" draw:type="curve" svg:x1="4.302cm" svg:y1="18.857cm" svg:x2="4.302cm" svg:y2="18.857cm" draw:start-shape="id36" draw:end-shape="id36" svg:d="M4302 18857z" svg:viewBox="0 0 1 1">
            <text:p/>
          </draw:connector>
        </draw:g>
        <draw:line draw:style-name="gr15" draw:text-style-name="P1" draw:layer="layout" svg:x1="2.624cm" svg:y1="12.757cm" svg:x2="2.624cm" svg:y2="13.392cm">
          <text:p/>
        </draw:line>
        <draw:line draw:style-name="gr15" draw:text-style-name="P1" draw:layer="layout" svg:x1="2.624cm" svg:y1="16.186cm" svg:x2="2.624cm" svg:y2="17.329cm">
          <text:p/>
        </draw:line>
        <draw:frame draw:style-name="gr3" draw:text-style-name="P4" draw:layer="layout" svg:width="2.344cm" svg:height="0.725cm" svg:x="1.804cm" svg:y="16.253cm">
          <draw:text-box>
            <text:p text:style-name="P6"><text:span text:style-name="T3">LC_ready</text:span></text:p>
          </draw:text-box>
        </draw:frame>
        <draw:g>
          <draw:g xml:id="id37" draw:id="id37">
            <draw:custom-shape draw:style-name="gr8" draw:text-style-name="P1" draw:layer="layout" svg:width="3.048cm" svg:height="3.048cm" svg:x="5.318cm" svg:y="17.2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2.098cm" svg:height="1.604cm" svg:x="5.849cm" svg:y="18.012cm">
              <draw:text-box>
                <text:p>Wait3</text:p>
              </draw:text-box>
            </draw:frame>
          </draw:g>
          <draw:connector draw:style-name="gr15" draw:text-style-name="P1" draw:layer="layout" draw:type="curve" svg:x1="8.366cm" svg:y1="18.776cm" svg:x2="8.366cm" svg:y2="18.776cm" draw:start-shape="id37" draw:end-shape="id37" svg:d="M8366 18776z" svg:viewBox="0 0 1 1">
            <text:p/>
          </draw:connector>
          <draw:path draw:style-name="gr16" draw:text-style-name="P1" draw:layer="layout" svg:width="0.936cm" svg:height="1.083cm" draw:transform="skewX (-0.462512251778497) rotate (0.837932573882477) translate (7.12346126136731cm 17.9443885539916cm)" svg:viewBox="0 0 937 1084" svg:d="M0 1084c1539 2 718-1084 718-1084">
            <text:p/>
          </draw:path>
          <draw:frame draw:style-name="gr10" draw:text-style-name="P4" draw:layer="layout" svg:width="2.921cm" svg:height="0.885cm" svg:x="7.731cm" svg:y="16.621cm">
            <draw:text-box>
              <text:p><text:span text:style-name="T3">!LC_ready</text:span></text:p>
            </draw:text-box>
          </draw:frame>
        </draw:g>
        <draw:g xml:id="id39" draw:id="id39">
          <draw:g xml:id="id38" draw:id="id38">
            <draw:custom-shape draw:style-name="gr8" draw:text-style-name="P1" draw:layer="layout" svg:width="3.048cm" svg:height="3.048cm" svg:x="5.318cm" svg:y="13.2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662cm" svg:height="1.604cm" svg:x="5.849cm" svg:y="13.987cm">
              <draw:text-box>
                <text:p>LC4</text:p>
              </draw:text-box>
            </draw:frame>
          </draw:g>
          <draw:connector draw:style-name="gr15" draw:text-style-name="P1" draw:layer="layout" draw:type="curve" svg:x1="8.366cm" svg:y1="14.751cm" svg:x2="8.366cm" svg:y2="14.751cm" draw:start-shape="id38" draw:end-shape="id38" svg:d="M8366 14751z" svg:viewBox="0 0 1 1">
            <text:p/>
          </draw:connector>
        </draw:g>
        <draw:line draw:style-name="gr15" draw:text-style-name="P1" draw:layer="layout" svg:x1="4.302cm" svg:y1="19.034cm" svg:x2="5.318cm" svg:y2="19.034cm">
          <text:p/>
        </draw:line>
        <draw:line draw:style-name="gr15" draw:text-style-name="P1" draw:layer="layout" svg:x1="6.715cm" svg:y1="17.256cm" svg:x2="6.715cm" svg:y2="16.24cm">
          <text:p/>
        </draw:line>
        <draw:frame draw:style-name="gr3" draw:text-style-name="P4" draw:layer="layout" svg:width="2.344cm" svg:height="0.725cm" svg:x="4.556cm" svg:y="16.621cm">
          <draw:text-box>
            <text:p text:style-name="P6"><text:span text:style-name="T3">LC_ready</text:span></text:p>
          </draw:text-box>
        </draw:frame>
        <draw:connector draw:style-name="gr15" draw:text-style-name="P1" draw:layer="layout" draw:type="curve" svg:x1="5.318cm" svg:y1="14.751cm" svg:x2="8.218cm" svg:y2="4.081cm" draw:start-shape="id39" draw:start-glue-point="3" svg:d="M5318 14751c-751 0-2201-10670 2900-10670" svg:viewBox="0 0 3681 106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5-09-27T18:05:18.797048394</dc:date>
    <meta:editing-duration>PT9H56M40S</meta:editing-duration>
    <meta:editing-cycles>33</meta:editing-cycles>
    <meta:generator>LibreOffice/4.2.8.2$Linux_X86_64 LibreOffice_project/420$Build-2</meta:generator>
    <dc:creator>Mentor Graphics</dc:creator>
    <meta:document-statistic meta:object-count="641"/>
  </office:meta>
</office:document-meta>
</file>